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eanettes identity crisis</text:p>
      <text:p text:style-name="Standard">--------------------------</text:p>
      <text:p text:style-name="Standard">Jeanette's identity crisis in "Oranges Are Not the Only Fruit" comes from the conflict between her strong religious beliefs and her emerging sexual orientation. Raised in a strict household by her adoptive mother, Mam, Jeanette is instilled with a strong faith from a very young age. She is seen as a prodigy within her church community and her life revolves around the church's teachings and activities.</text:p>
      <text:p text:style-name="Standard"/>
      <text:p text:style-name="Standard">As Jeanette enters ages, she becomes aware of her attraction to women. This realization is at odds with the teachings of her church, which view homosexuality as sinful. Jeanette experiences a strong inner turmoil as she contemplates with the conflicting aspects of her identity - her everlasting religious faith on one hand, and her burgeoning lesbian attraction on the other.</text:p>
      <text:p text:style-name="Standard"/>
      <text:p text:style-name="Standard">Mam's response to Jeanette's homosexuality is to attempt to "cure" her through various means, including prayer, exorcism, and sending her to a therapist. This intensifies Jeanette's internal struggle, as she faces rejection and attempts at erasure of her true self from the person she loves most deeply. This crisis deepens her sense of isolation.</text:p>
      <text:p text:style-name="Standard"/>
      <text:p text:style-name="Standard">As the novel progresses, Jeanette undergoes a profound transformation. She begins to question the beliefs of her religion and the counteracting nature of the church's teachings. Through her experiences and encounters with people outside her community, Jeanette starts to forge her own understanding of faith, love, and identity. This process is marked by rebellion, self-discovery, and ultimately, the assertion of her own acting.</text:p>
      <text:p text:style-name="Standard"/>
      <text:p text:style-name="Standard">Jeanette's identity crisis is a central theme of the novel, illustrating the complex and often painful process of self-discovery, particularly for individuals who must deal with conflicting aspects of their identity in the face of society and familial expectations. Through her journey, Jeanette ultimately finds the strength to become her true self, rejecting who the church thinks she should be and taking on her own ident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18T22:26:32.21</meta:creation-date>
    <meta:document-statistic meta:table-count="0" meta:image-count="0" meta:object-count="0" meta:page-count="1" meta:paragraph-count="7" meta:word-count="313" meta:character-count="2036"/>
    <dc:date>2023-09-18T22:31:59.67</dc:date>
    <meta:editing-duration>PT5M28S</meta:editing-duration>
    <meta:editing-cycles>1</meta:editing-cycles>
    <meta:generator>OpenOffice/4.1.14$Win32 OpenOffice.org_project/4114m1$Build-9811</meta:generator>
  </office:meta>
</office:document-meta>
</file>